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fill="solid" draw:fill-color="#e6e6ff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fill="solid" draw:fill-color="#cccccc" draw:textarea-horizontal-align="center" draw:textarea-vertical-align="middle"/>
    </style:style>
    <style:style style:name="gr5" style:family="graphic" style:parent-style-name="objectwithoutfill">
      <style:graphic-properties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Fine_20_Dashed_20__28_var_29_"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244cm" svg:y1="9.491cm" svg:x2="11.879cm" svg:y2="8.856cm">
          <text:p/>
        </draw:line>
        <draw:line draw:style-name="gr1" draw:text-style-name="P1" draw:layer="layout" svg:x1="12.543cm" svg:y1="6.99cm" svg:x2="13.178cm" svg:y2="6.355cm">
          <text:p/>
        </draw:line>
        <draw:polygon draw:style-name="gr2" draw:text-style-name="P1" draw:layer="layout" svg:width="3.537cm" svg:height="2.061cm" svg:x="-0.258cm" svg:y="8.036cm" svg:viewBox="0 0 3538 2062" draw:points="2268,1999 3373,1502 3538,729 1959,241 1306,0 413,0 0,825 103,1787 997,2062">
          <text:p/>
        </draw:polygon>
        <draw:polygon draw:style-name="gr3" draw:text-style-name="P1" draw:layer="layout" svg:width="3.113cm" svg:height="2.842cm" svg:x="-0.478cm" svg:y="9.83cm" svg:viewBox="0 0 3114 2843" draw:points="2488,205 2970,828 3114,1745 2502,2537 1296,2843 504,2681 0,2087 108,756 324,0">
          <text:p/>
        </draw:polygon>
        <draw:polygon draw:style-name="gr4" draw:text-style-name="P1" draw:layer="layout" svg:width="3.849cm" svg:height="4.444cm" svg:x="1.97cm" svg:y="8.765cm" svg:viewBox="0 0 3850 4445" draw:points="3850,2540 3850,3810 3215,4445 774,3926 0,3566 630,2738 486,1857 36,1263 558,633 1310,0 1908,579 2609,1263 3215,1905">
          <text:p/>
        </draw:polygon>
        <draw:polygon draw:style-name="gr4" draw:text-style-name="P1" draw:layer="layout" svg:width="5.048cm" svg:height="3.524cm" svg:x="0.136cm" svg:y="5.24cm" svg:viewBox="0 0 5049 3525" draw:points="5049,2890 4982,1564 4905,869 4306,155 3032,0 1197,348 424,1101 0,2820 1178,2897 2008,3322 2509,3525 3779,3525 4384,3264">
          <text:p/>
        </draw:polygon>
        <draw:polygon draw:style-name="gr3" draw:text-style-name="P1" draw:layer="layout" svg:width="3.688cm" svg:height="2.966cm" svg:x="4.365cm" svg:y="5.163cm" svg:viewBox="0 0 3689 2967" draw:points="820,2967 637,966 0,270 309,174 1815,0 2762,251 3302,850 3611,1487 3689,2124 3438,2588 1893,2877">
          <text:p/>
        </draw:polygon>
        <draw:polygon draw:style-name="gr2" draw:text-style-name="P1" draw:layer="layout" svg:width="4.522cm" svg:height="3.592cm" svg:x="3.28cm" svg:y="7.712cm" svg:viewBox="0 0 4523 3593" draw:points="2540,3593 3441,2646 4465,792 4523,58 3518,0 2051,290 1220,637 0,1053 635,1688 1905,2958">
          <text:p/>
        </draw:polygon>
        <draw:polygon draw:style-name="gr3" draw:text-style-name="P1" draw:layer="layout" svg:width="2.443cm" svg:height="3.956cm" svg:x="5.185cm" svg:y="9.916cm" svg:viewBox="0 0 2444 3957" draw:points="635,1389 1362,307 1776,0 1911,538 2444,1614 2444,2373 1942,3957 1015,3242 0,3294 348,2505">
          <text:p/>
        </draw:polygon>
        <draw:polyline draw:style-name="gr5" draw:text-style-name="P1" draw:layer="layout" svg:width="1.904cm" svg:height="1.269cm" draw:transform="rotate (-1.5707963267946) translate (6.455cm 6.225cm)" svg:viewBox="0 0 1905 1270" draw:points="0,-12910 1270,-12910 1270,-12275 1905,-11640">
          <text:p/>
        </draw:polyline>
        <draw:polyline draw:style-name="gr5" draw:text-style-name="P1" draw:layer="layout" svg:width="3.142cm" svg:height="0.448cm" draw:transform="rotate (-0.7853981633973) translate (2.96249999999831cm 5.90750000000085cm)" svg:viewBox="0 0 3143 449" draw:points="0,4614 898,4614 1347,4165 2245,4165 3143,4165">
          <text:p/>
        </draw:polyline>
        <draw:polyline draw:style-name="gr5" draw:text-style-name="P1" draw:layer="layout" svg:width="3.123cm" svg:height="0.851cm" draw:transform="rotate (2.03453030904941) translate (5.82cm 11.305cm)" svg:viewBox="0 0 3124 852" draw:points="0,297 1420,298 1704,1150 3124,1150">
          <text:p/>
        </draw:polyline>
        <draw:polyline draw:style-name="gr5" draw:text-style-name="P1" draw:layer="layout" svg:width="3.809cm" svg:height="1.269cm" svg:x="2.01cm" svg:y="10.035cm" svg:viewBox="0 0 3810 1270" draw:points="0,0 1905,0 2540,635 2540,1270 3810,1270">
          <text:p/>
        </draw:polyline>
        <draw:polyline draw:style-name="gr5" draw:text-style-name="P1" draw:layer="layout" svg:width="1.346cm" svg:height="0.448cm" draw:transform="rotate (-0.7853981633973) translate (1.375cm 8.765cm)" svg:viewBox="0 0 1347 449" draw:points="0,10451 898,10451 1347,10900">
          <text:p/>
        </draw:polyline>
        <draw:polyline draw:style-name="gr5" draw:text-style-name="P1" draw:layer="layout" svg:width="2.271cm" svg:height="0.567cm" draw:transform="rotate (0.463733982254806) translate (-0.0219341674730036cm 11.0511864741722cm)" svg:viewBox="0 0 2272 568" draw:points="0,20032 1420,20032 1988,20316 2272,19748">
          <text:p/>
        </draw:polyline>
        <draw:polyline draw:style-name="gr5" draw:text-style-name="P1" draw:layer="layout" svg:width="2.539cm" svg:height="1.269cm" draw:transform="rotate (1.5707963267946) translate (5.82000000000226cm 13.8450000000011cm)" svg:viewBox="0 0 2540 1270" draw:points="0,12910 1270,12910 1905,12275 2540,11640">
          <text:p/>
        </draw:polyline>
        <draw:custom-shape draw:style-name="gr6" draw:text-style-name="P1" draw:layer="layout" svg:width="0.889cm" svg:height="0.889cm" svg:x="1.375cm" svg:y="6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925cm" svg:height="0.962cm" svg:x="1.339cm" svg:y="6.64cm">
          <draw:text-box>
            <text:p>A</text:p>
          </draw:text-box>
        </draw:frame>
        <draw:custom-shape draw:style-name="gr6" draw:text-style-name="P1" draw:layer="layout" svg:width="0.889cm" svg:height="0.889cm" svg:x="5.276cm" svg:y="5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925cm" svg:height="0.962cm" svg:x="5.269cm" svg:y="5.369cm">
          <draw:text-box>
            <text:p>B</text:p>
          </draw:text-box>
        </draw:frame>
        <draw:custom-shape draw:style-name="gr6" draw:text-style-name="P1" draw:layer="layout" svg:width="0.889cm" svg:height="0.889cm" svg:x="6.077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959cm" svg:height="0.962cm" svg:x="6.012cm" svg:y="8.169cm">
          <draw:text-box>
            <text:p>C</text:p>
          </draw:text-box>
        </draw:frame>
        <draw:custom-shape draw:style-name="gr6" draw:text-style-name="P1" draw:layer="layout" svg:width="0.889cm" svg:height="0.889cm" svg:x="6.277cm" svg:y="10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959cm" svg:height="0.962cm" svg:x="6.241cm" svg:y="10.64cm">
          <draw:text-box>
            <text:p>D</text:p>
          </draw:text-box>
        </draw:frame>
        <draw:custom-shape draw:style-name="gr6" draw:text-style-name="P1" draw:layer="layout" svg:width="0.889cm" svg:height="0.889cm" svg:x="3.177cm" svg:y="11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925cm" svg:height="0.962cm" svg:x="3.141cm" svg:y="11.24cm">
          <draw:text-box>
            <text:p>E</text:p>
          </draw:text-box>
        </draw:frame>
        <draw:custom-shape draw:style-name="gr6" draw:text-style-name="P1" draw:layer="layout" svg:width="0.889cm" svg:height="0.889cm" svg:x="0.877cm" svg:y="11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891cm" svg:height="0.962cm" svg:x="0.841cm" svg:y="11.14cm">
          <draw:text-box>
            <text:p>F</text:p>
          </draw:text-box>
        </draw:frame>
        <draw:custom-shape draw:style-name="gr6" draw:text-style-name="P1" draw:layer="layout" svg:width="0.889cm" svg:height="0.889cm" svg:x="0.077cm" svg:y="8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997cm" svg:height="0.962cm" svg:x="0.012cm" svg:y="8.569cm">
          <draw:text-box>
            <text:p>G</text:p>
          </draw:text-box>
        </draw:frame>
        <draw:polyline draw:style-name="gr5" draw:text-style-name="P1" draw:layer="layout" svg:width="1.904cm" svg:height="1.269cm" draw:transform="rotate (-1.5707963267946) translate (17.055cm 6.225cm)" svg:viewBox="0 0 1905 1270" draw:points="0,-34110 1270,-34110 1270,-33475 1905,-32840">
          <text:p/>
        </draw:polyline>
        <draw:polyline draw:style-name="gr5" draw:text-style-name="P1" draw:layer="layout" svg:width="3.142cm" svg:height="0.448cm" draw:transform="rotate (-0.7853981633973) translate (13.5624999999983cm 5.90750000000085cm)" svg:viewBox="0 0 3143 449" draw:points="0,-10377 898,-10377 1347,-10826 2245,-10826 3143,-10826">
          <text:p/>
        </draw:polyline>
        <draw:polyline draw:style-name="gr5" draw:text-style-name="P1" draw:layer="layout" svg:width="3.123cm" svg:height="0.851cm" draw:transform="rotate (2.03453030904941) translate (16.42cm 11.305cm)" svg:viewBox="0 0 3124 852" draw:points="0,19258 1420,19259 1704,20111 3124,20111">
          <text:p/>
        </draw:polyline>
        <draw:polyline draw:style-name="gr5" draw:text-style-name="P1" draw:layer="layout" svg:width="3.809cm" svg:height="1.269cm" svg:x="12.61cm" svg:y="10.035cm" svg:viewBox="0 0 3810 1270" draw:points="0,0 1905,0 2540,635 2540,1270 3810,1270">
          <text:p/>
        </draw:polyline>
        <draw:polyline draw:style-name="gr5" draw:text-style-name="P1" draw:layer="layout" svg:width="1.346cm" svg:height="0.448cm" draw:transform="rotate (-0.7853981633973) translate (11.975cm 8.765cm)" svg:viewBox="0 0 1347 449" draw:points="0,-4540 898,-4540 1347,-4091">
          <text:p/>
        </draw:polyline>
        <draw:polyline draw:style-name="gr5" draw:text-style-name="P1" draw:layer="layout" svg:width="2.271cm" svg:height="0.567cm" draw:transform="rotate (0.463733982254806) translate (10.578065832527cm 11.0511864741722cm)" svg:viewBox="0 0 2272 568" draw:points="0,29515 1420,29515 1988,29799 2272,29231">
          <text:p/>
        </draw:polyline>
        <draw:polyline draw:style-name="gr5" draw:text-style-name="P1" draw:layer="layout" svg:width="2.539cm" svg:height="1.269cm" draw:transform="rotate (1.5707963267946) translate (16.4200000000023cm 13.8450000000011cm)" svg:viewBox="0 0 2540 1270" draw:points="0,34110 1270,34110 1905,33475 2540,32840">
          <text:p/>
        </draw:polyline>
        <draw:custom-shape draw:style-name="gr6" draw:text-style-name="P1" draw:layer="layout" svg:width="0.889cm" svg:height="0.889cm" svg:x="11.875cm" svg:y="6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925cm" svg:height="0.962cm" svg:x="11.839cm" svg:y="6.74cm">
          <draw:text-box>
            <text:p>A</text:p>
          </draw:text-box>
        </draw:frame>
        <draw:custom-shape draw:style-name="gr6" draw:text-style-name="P1" draw:layer="layout" svg:width="0.889cm" svg:height="0.889cm" svg:x="10.577cm" svg:y="9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997cm" svg:height="0.962cm" svg:x="10.512cm" svg:y="9.269cm">
          <draw:text-box>
            <text:p>G</text:p>
          </draw:text-box>
        </draw:frame>
        <draw:line draw:style-name="gr1" draw:text-style-name="P1" draw:layer="layout" svg:x1="11.345cm" svg:y1="12.092cm" svg:x2="10.76cm" svg:y2="11.43cm">
          <text:p/>
        </draw:line>
        <draw:custom-shape draw:style-name="gr6" draw:text-style-name="P1" draw:layer="layout" svg:width="0.889cm" svg:height="0.889cm" svg:x="11.155cm" svg:y="11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891cm" svg:height="0.962cm" svg:x="11.119cm" svg:y="11.818cm">
          <draw:text-box>
            <text:p>F</text:p>
          </draw:text-box>
        </draw:frame>
        <draw:line draw:style-name="gr1" draw:text-style-name="P1" draw:layer="layout" svg:x1="13.446cm" svg:y1="10.892cm" svg:x2="12.861cm" svg:y2="10.23cm">
          <text:p/>
        </draw:line>
        <draw:custom-shape draw:style-name="gr6" draw:text-style-name="P1" draw:layer="layout" svg:width="0.889cm" svg:height="0.889cm" svg:x="13.255cm" svg:y="1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925cm" svg:height="0.962cm" svg:x="13.219cm" svg:y="10.618cm">
          <draw:text-box>
            <text:p>E</text:p>
          </draw:text-box>
        </draw:frame>
        <draw:line draw:style-name="gr1" draw:text-style-name="P1" draw:layer="layout" svg:x1="15.74cm" svg:y1="6.28cm" svg:x2="16.94cm" svg:y2="6.25cm">
          <text:p/>
        </draw:line>
        <draw:custom-shape draw:style-name="gr6" draw:text-style-name="P1" draw:layer="layout" svg:width="0.889cm" svg:height="0.889cm" svg:x="15.22cm" svg:y="5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925cm" svg:height="0.962cm" svg:x="15.213cm" svg:y="5.813cm">
          <draw:text-box>
            <text:p>B</text:p>
          </draw:text-box>
        </draw:frame>
        <draw:line draw:style-name="gr1" draw:text-style-name="P1" draw:layer="layout" svg:x1="17.21cm" svg:y1="8.12cm" svg:x2="15.94cm" svg:y2="8.12cm">
          <text:p/>
        </draw:line>
        <draw:custom-shape draw:style-name="gr6" draw:text-style-name="P1" draw:layer="layout" svg:width="0.889cm" svg:height="0.889cm" svg:x="16.733cm" svg:y="7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959cm" svg:height="0.962cm" svg:x="16.678cm" svg:y="7.669cm">
          <draw:text-box>
            <text:p>C</text:p>
          </draw:text-box>
        </draw:frame>
        <draw:line draw:style-name="gr1" draw:text-style-name="P1" draw:layer="layout" svg:x1="17.745cm" svg:y1="10.892cm" svg:x2="16.61cm" svg:y2="11.29cm">
          <text:p/>
        </draw:line>
        <draw:custom-shape draw:style-name="gr6" draw:text-style-name="P1" draw:layer="layout" svg:width="0.889cm" svg:height="0.889cm" svg:x="17.377cm" svg:y="10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959cm" svg:height="0.962cm" svg:x="17.341cm" svg:y="10.34cm">
          <draw:text-box>
            <text:p>D</text:p>
          </draw:text-box>
        </draw:frame>
        <draw:line draw:style-name="gr1" draw:text-style-name="P1" draw:layer="layout" svg:x1="25.944cm" svg:y1="12.091cm" svg:x2="26.579cm" svg:y2="11.456cm">
          <text:p/>
        </draw:line>
        <draw:line draw:style-name="gr1" draw:text-style-name="P1" draw:layer="layout" svg:x1="25.343cm" svg:y1="8.79cm" svg:x2="25.978cm" svg:y2="8.155cm">
          <text:p/>
        </draw:line>
        <draw:polyline draw:style-name="gr8" draw:text-style-name="P1" draw:layer="layout" svg:width="1.904cm" svg:height="1.269cm" draw:transform="rotate (-1.5707963267946) translate (27.355cm 6.225cm)" svg:viewBox="0 0 1905 1270" draw:points="0,-54710 1270,-54710 1270,-54075 1905,-53440">
          <text:p/>
        </draw:polyline>
        <draw:polyline draw:style-name="gr8" draw:text-style-name="P1" draw:layer="layout" svg:width="3.142cm" svg:height="0.448cm" draw:transform="rotate (-0.7853981633973) translate (23.8624999999983cm 5.90750000000085cm)" svg:viewBox="0 0 3143 449" draw:points="0,-24943 898,-24943 1347,-25392 2245,-25392 3143,-25392">
          <text:p/>
        </draw:polyline>
        <draw:polyline draw:style-name="gr5" draw:text-style-name="P1" draw:layer="layout" svg:width="3.123cm" svg:height="0.851cm" draw:transform="rotate (2.03453030904941) translate (26.72cm 11.305cm)" svg:viewBox="0 0 3124 852" draw:points="0,37683 1420,37683 1704,38535 3124,38535">
          <text:p/>
        </draw:polyline>
        <draw:polyline draw:style-name="gr5" draw:text-style-name="P1" draw:layer="layout" svg:width="3.809cm" svg:height="1.269cm" svg:x="22.91cm" svg:y="10.035cm" svg:viewBox="0 0 3810 1270" draw:points="0,0 1905,0 2540,635 2540,1270 3810,1270">
          <text:p/>
        </draw:polyline>
        <draw:polyline draw:style-name="gr8" draw:text-style-name="P1" draw:layer="layout" svg:width="1.346cm" svg:height="0.448cm" draw:transform="rotate (-0.7853981633973) translate (22.275cm 8.765cm)" svg:viewBox="0 0 1347 449" draw:points="0,-19106 898,-19106 1347,-18657">
          <text:p/>
        </draw:polyline>
        <draw:polyline draw:style-name="gr8" draw:text-style-name="P1" draw:layer="layout" svg:width="2.271cm" svg:height="0.567cm" draw:transform="rotate (0.463733982254806) translate (20.878065832527cm 11.0511864741722cm)" svg:viewBox="0 0 2272 568" draw:points="0,38729 1420,38729 1988,39013 2272,38445">
          <text:p/>
        </draw:polyline>
        <draw:polyline draw:style-name="gr5" draw:text-style-name="P1" draw:layer="layout" svg:width="2.539cm" svg:height="1.269cm" draw:transform="rotate (1.5707963267946) translate (26.7200000000023cm 13.8450000000011cm)" svg:viewBox="0 0 2540 1270" draw:points="0,54710 1270,54710 1905,54075 2540,53440">
          <text:p/>
        </draw:polyline>
        <draw:custom-shape draw:style-name="gr6" draw:text-style-name="P1" draw:layer="layout" svg:width="0.889cm" svg:height="0.889cm" svg:x="24.675cm" svg:y="8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925cm" svg:height="0.962cm" svg:x="24.639cm" svg:y="8.54cm">
          <draw:text-box>
            <text:p>A</text:p>
          </draw:text-box>
        </draw:frame>
        <draw:custom-shape draw:style-name="gr6" draw:text-style-name="P1" draw:layer="layout" svg:width="0.889cm" svg:height="0.889cm" svg:x="25.277cm" svg:y="1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925cm" svg:height="0.962cm" svg:x="25.246cm" svg:y="11.869cm">
          <draw:text-box>
            <text:p>E</text:p>
          </draw:text-box>
        </draw:frame>
        <draw:line draw:style-name="gr1" draw:text-style-name="P1" draw:layer="layout" svg:x1="23.655cm" svg:y1="9.255cm" svg:x2="23.02cm" svg:y2="9.89cm">
          <text:p/>
        </draw:line>
        <draw:custom-shape draw:style-name="gr6" draw:text-style-name="P1" draw:layer="layout" svg:width="0.889cm" svg:height="0.889cm" svg:x="23.455cm" svg:y="8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997cm" svg:height="0.962cm" svg:x="23.419cm" svg:y="8.518cm">
          <draw:text-box>
            <text:p>G</text:p>
          </draw:text-box>
        </draw:frame>
        <draw:line draw:style-name="gr1" draw:text-style-name="P1" draw:layer="layout" svg:x1="23.746cm" svg:y1="10.892cm" svg:x2="23.161cm" svg:y2="10.23cm">
          <text:p/>
        </draw:line>
        <draw:custom-shape draw:style-name="gr6" draw:text-style-name="P1" draw:layer="layout" svg:width="0.889cm" svg:height="0.889cm" svg:x="23.555cm" svg:y="1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891cm" svg:height="0.962cm" svg:x="23.553cm" svg:y="10.618cm">
          <draw:text-box>
            <text:p>F</text:p>
          </draw:text-box>
        </draw:frame>
        <draw:line draw:style-name="gr1" draw:text-style-name="P1" draw:layer="layout" svg:x1="26.64cm" svg:y1="13.78cm" svg:x2="27.84cm" svg:y2="13.75cm">
          <text:p/>
        </draw:line>
        <draw:custom-shape draw:style-name="gr6" draw:text-style-name="P1" draw:layer="layout" svg:width="0.889cm" svg:height="0.889cm" svg:x="26.12cm" svg:y="13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959cm" svg:height="0.962cm" svg:x="26.08cm" svg:y="13.28cm">
          <draw:text-box>
            <text:p>D</text:p>
          </draw:text-box>
        </draw:frame>
        <draw:line draw:style-name="gr1" draw:text-style-name="P1" draw:layer="layout" svg:x1="27.51cm" svg:y1="8.12cm" svg:x2="26.24cm" svg:y2="8.12cm">
          <text:p/>
        </draw:line>
        <draw:custom-shape draw:style-name="gr6" draw:text-style-name="P1" draw:layer="layout" svg:width="0.889cm" svg:height="0.889cm" svg:x="27.033cm" svg:y="7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925cm" svg:height="0.962cm" svg:x="26.978cm" svg:y="7.669cm">
          <draw:text-box>
            <text:p>B</text:p>
          </draw:text-box>
        </draw:frame>
        <draw:line draw:style-name="gr1" draw:text-style-name="P1" draw:layer="layout" svg:x1="28.045cm" svg:y1="10.892cm" svg:x2="26.91cm" svg:y2="11.29cm">
          <text:p/>
        </draw:line>
        <draw:custom-shape draw:style-name="gr6" draw:text-style-name="P1" draw:layer="layout" svg:width="0.889cm" svg:height="0.889cm" svg:x="27.677cm" svg:y="10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959cm" svg:height="0.962cm" svg:x="27.641cm" svg:y="10.34cm">
          <draw:text-box>
            <text:p>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Kneis</meta:initial-creator>
    <meta:creation-date>2011-12-21T11:23:15</meta:creation-date>
    <meta:generator>OpenOffice.org/3.2$Linux OpenOffice.org_project/320m12$Build-9483</meta:generator>
    <dc:date>2012-01-09T20:20:49</dc:date>
    <dc:creator>David Kneis</dc:creator>
    <meta:editing-duration>PT03H59M09S</meta:editing-duration>
    <meta:editing-cycles>11</meta:editing-cycles>
    <meta:document-statistic meta:object-count="84"/>
  </office:meta>
</office:document-meta>
</file>